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view questions-2nd round</text:p>
      <text:p text:style-name="Standard">Kiran ( Narayanaswamy )</text:p>
      <text:p text:style-name="Standard"/>
      <text:list xml:id="list1938697791" text:style-name="L1">
        <text:list-item>
          <text:p text:style-name="P1">How the structure elements are accessed internally?</text:p>
        </text:list-item>
        <text:list-item>
          <text:p text:style-name="P1">A union contains two elements , say a and b, suppose a is initialised in main and union object is passed to a function say func(), then how wil u identify which element of union is initaialised ( a or b?) inside func().</text:p>
        </text:list-item>
        <text:list-item>
          <text:p text:style-name="P1">Why differentite between big endian and little endian?</text:p>
        </text:list-item>
        <text:list-item>
          <text:p text:style-name="P1">What are weak symbols, explain its advantages or disadvantages?</text:p>
        </text:list-item>
        <text:list-item>
          <text:p text:style-name="P1">Int main()</text:p>
        </text:list-item>
      </text:list>
      <text:p text:style-name="Standard"><text:tab/>{</text:p>
      <text:p text:style-name="Standard"><text:s text:c="5"/><text:tab/><text:tab/>int a = 10;</text:p>
      <text:p text:style-name="Standard"><text:tab/><text:tab/>func();</text:p>
      <text:p text:style-name="Standard"><text:tab/><text:tab/>print(a) // a should print as 20</text:p>
      <text:p text:style-name="Standard"><text:tab/>}</text:p>
      <text:p text:style-name="Standard"><text:tab/>func()</text:p>
      <text:p text:style-name="Standard"><text:tab/>{</text:p>
      <text:p text:style-name="Standard"><text:tab/><text:tab/>Do Whatever//</text:p>
      <text:p text:style-name="Standard"><text:tab/>}</text:p>
      <text:list xml:id="list668081753" text:style-name="L2">
        <text:list-item>
          <text:p text:style-name="P2">Explain fms wrt when opening an existing file and non existing file</text:p>
        </text:list-item>
        <text:list-item>
          <text:p text:style-name="P2">Explain pms</text:p>
        </text:list-item>
        <text:list-item>
          <text:p text:style-name="P2">Difference between fork and vfork.</text:p>
        </text:list-item>
        <text:list-item>
          <text:p text:style-name="P2">How will the parent will get to know that child is terminated and it should resume its execution in vfork()</text:p>
        </text:list-item>
        <text:list-item>
          <text:p text:style-name="P2">3 Differences between process and threads.</text:p>
        </text:list-item>
        <text:list-item>
          <text:p text:style-name="P2">Explain how one ipc is better than the other ipc</text:p>
        </text:list-item>
        <text:list-item>
          <text:p text:style-name="P2">Explain shared memory, its disadvantage over other ipcs</text:p>
        </text:list-item>
        <text:list-item>
          <text:p text:style-name="P2">Explain socket flow wrt tcp/ip layers.</text:p>
        </text:list-item>
        <text:list-item>
          <text:p text:style-name="P2">Functionality of llc and mac layers in dll</text:p>
        </text:list-item>
        <text:list-item>
          <text:p text:style-name="P2">In csma/cd how will source get to know that collision is occured, who will send jam signal?</text:p>
        </text:list-item>
        <text:list-item>
          <text:p text:style-name="P2">Programs</text:p>
          <text:list>
            <text:list-item>
              <text:p text:style-name="P2">remove a loop in list</text:p>
            </text:list-item>
            <text:list-item>
              <text:p text:style-name="P2">reverse the bits in a no using bitwise</text:p>
            </text:list-item>
            <text:list-item>
              <text:p text:style-name="P2">implement sizeof() operator</text:p>
            </text:list-item>
            <text:list-item>
              <text:p text:style-name="P2">insertion in bt</text:p>
            </text:list-item>
            <text:list-item>
              <text:p text:style-name="P2">deletion in btt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4:17:00</meta:creation-date>
    <dc:date>2013-10-15T15:07:40</dc:date>
    <meta:editing-duration>PT3M38S</meta:editing-duration>
    <meta:editing-cycles>1</meta:editing-cycles>
    <meta:document-statistic meta:table-count="0" meta:image-count="0" meta:object-count="0" meta:page-count="1" meta:paragraph-count="32" meta:word-count="233" meta:character-count="192" meta:non-whitespace-character-count="1050"/>
    <meta:generator>LibreOffice/3.5$Linux_x86 LibreOffice_project/350m1$Build-2</meta:generator>
  </office:meta>
</office:document-meta>
</file>